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59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categoria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_categoria</text:p>
          </table:table-cell>
          <table:table-cell office:value-type="string" table:style-name="ce1">
            <text:p>nombr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rroz y grano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cei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fé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ebida achocolatada en polvo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ereale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rinas y mezcla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sta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nlatados y conserva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ncurtidos y otro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zúcar, Endulzantes y Panela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hocolate de mesa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venas y salvado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ondimentos, caldos y sa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ses, cremas y sopa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lsas y vinagr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Té, infusiones e instantaneo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Lech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Huevo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Ques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Quesos especializado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Arepa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antequill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argarin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Yogurt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Kumi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Avenas y salvad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Waffles y Crep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Tamal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Leches vegetal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Crema leche y condensad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Postres refrígerado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arne r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Pollo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arne Cerd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arne Corder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Terner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Pavo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Elaborados Parrill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arnes frías y embutido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Maduradas y Ahumada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Otros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ctor</meta:initial-creator>
    <dc:creator>Hector</dc:creator>
    <meta:creation-date>2020-06-17T22:52:43Z</meta:creation-date>
    <dc:date>2020-06-17T22:59:29Z</dc:date>
  </office:meta>
</office:document-meta>
</file>